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ject: <text:span text:style-name="Strong_20_Emphasis">Book Management System API</text:span></text:h>
      <text:h text:style-name="Heading_20_4" text:outline-level="4"><text:span text:style-name="Strong_20_Emphasis">Project Description</text:span></text:h>
      <text:p text:style-name="Text_20_body">Build a RESTful API that allows users to perform CRUD operations (Create, Read, Update, Delete) on a collection of books. Users should be able to register, log in, and perform operations on books such as adding, updating, deleting, and fetching book details. The project will include user authentication and role-based access (admin, user) to demonstrate secure API practices.</text:p>
      <text:h text:style-name="Heading_20_4" text:outline-level="4"><text:span text:style-name="Strong_20_Emphasis">Features to Include</text:span></text:h>
      <text:list text:style-name="L1">
        <text:list-item>
          <text:p text:style-name="P1"><text:span text:style-name="Strong_20_Emphasis">User Registration and Authentication</text:span></text:p>
          <text:list>
            <text:list-item>
              <text:p text:style-name="P2">Allow users to register and log in using JWT (JSON Web Token).</text:p>
            </text:list-item>
            <text:list-item>
              <text:p text:style-name="P2">Secure endpoints so only authenticated users can access them.</text:p>
            </text:list-item>
          </text:list>
        </text:list-item>
        <text:list-item>
          <text:p text:style-name="P1"><text:span text:style-name="Strong_20_Emphasis">CRUD Operations for Books</text:span></text:p>
          <text:list>
            <text:list-item>
              <text:p text:style-name="P2"><text:span text:style-name="Strong_20_Emphasis">Create</text:span>: Allow adding new books with details like title, author, genre, publication date, and price.</text:p>
            </text:list-item>
            <text:list-item>
              <text:p text:style-name="P2"><text:span text:style-name="Strong_20_Emphasis">Read</text:span>: Fetch a list of all books or details of a specific book.</text:p>
            </text:list-item>
            <text:list-item>
              <text:p text:style-name="P2"><text:span text:style-name="Strong_20_Emphasis">Update</text:span>: Modify details of an existing book.</text:p>
            </text:list-item>
            <text:list-item>
              <text:p text:style-name="P2"><text:span text:style-name="Strong_20_Emphasis">Delete</text:span>: Remove a book from the collection.</text:p>
            </text:list-item>
          </text:list>
        </text:list-item>
        <text:list-item>
          <text:p text:style-name="P1"><text:span text:style-name="Strong_20_Emphasis">Role-based Access Control</text:span></text:p>
          <text:list>
            <text:list-item>
              <text:p text:style-name="P2">Admins should be able to perform all CRUD operations.</text:p>
            </text:list-item>
            <text:list-item>
              <text:p text:style-name="P2">Regular users should only be allowed to read books.</text:p>
            </text:list-item>
          </text:list>
        </text:list-item>
        <text:list-item>
          <text:p text:style-name="P1"><text:span text:style-name="Strong_20_Emphasis">Search and Filter Functionality</text:span></text:p>
          <text:list>
            <text:list-item>
              <text:p text:style-name="P2">Search books by title or author.</text:p>
            </text:list-item>
            <text:list-item>
              <text:p text:style-name="P2">Filter books by genre, publication year, or price range.</text:p>
            </text:list-item>
          </text:list>
        </text:list-item>
        <text:list-item>
          <text:p text:style-name="P1"><text:span text:style-name="Strong_20_Emphasis">Pagination</text:span></text:p>
          <text:list>
            <text:list-item>
              <text:p text:style-name="P1">Implement pagination to handle large collections of books.</text:p>
            </text:list-item>
          </text:list>
        </text:list-item>
      </text:list>
      <text:h text:style-name="Heading_20_4" text:outline-level="4"><text:span text:style-name="Strong_20_Emphasis">Tech Stack</text:span></text:h>
      <text:list text:style-name="L2">
        <text:list-item>
          <text:p text:style-name="P4"><text:span text:style-name="Strong_20_Emphasis">Backend</text:span>: Python (Flask/Django), or Node.js (Express), or Java (Spring Boot)</text:p>
        </text:list-item>
        <text:list-item>
          <text:p text:style-name="P4"><text:span text:style-name="Strong_20_Emphasis">Database</text:span>: MySQL, PostgreSQL, or MongoDB</text:p>
        </text:list-item>
        <text:list-item>
          <text:p text:style-name="P4"><text:span text:style-name="Strong_20_Emphasis">Authentication</text:span>: JWT</text:p>
        </text:list-item>
        <text:list-item>
          <text:p text:style-name="P4"><text:span text:style-name="Strong_20_Emphasis">Tools</text:span>: Postman (for testing the API)</text:p>
        </text:list-item>
        <text:list-item>
          <text:p text:style-name="P3"><text:span text:style-name="Strong_20_Emphasis">Deployment (Optional)</text:span>: Heroku, AWS, or any other cloud service</text:p>
        </text:list-item>
      </text:list>
      <text:h text:style-name="Heading_20_4" text:outline-level="4"><text:span text:style-name="Strong_20_Emphasis">Endpoints Examples</text:span></text:h>
      <text:list text:style-name="L3">
        <text:list-item>
          <text:p text:style-name="P5"><text:span text:style-name="Strong_20_Emphasis">User Registration and Login</text:span></text:p>
          <text:list>
            <text:list-item>
              <text:p text:style-name="P6"><text:span text:style-name="Strong_20_Emphasis">POST</text:span> <text:span text:style-name="Source_20_Text">/api/register</text:span>: Register a new user</text:p>
            </text:list-item>
            <text:list-item>
              <text:p text:style-name="P6"><text:span text:style-name="Strong_20_Emphasis">POST</text:span> <text:span text:style-name="Source_20_Text">/api/login</text:span>: Login and receive a token</text:p>
            </text:list-item>
          </text:list>
        </text:list-item>
        <text:list-item>
          <text:p text:style-name="P5"><text:span text:style-name="Strong_20_Emphasis">Books Management</text:span></text:p>
          <text:list>
            <text:list-item>
              <text:p text:style-name="P6"><text:span text:style-name="Strong_20_Emphasis">POST</text:span> <text:span text:style-name="Source_20_Text">/api/books</text:span> (Admin Only): Add a new book</text:p>
            </text:list-item>
            <text:list-item>
              <text:p text:style-name="P6"><text:span text:style-name="Strong_20_Emphasis">GET</text:span> <text:span text:style-name="Source_20_Text">/api/books</text:span>: Get a list of books</text:p>
            </text:list-item>
            <text:list-item>
              <text:p text:style-name="P6"><text:soft-page-break/><text:span text:style-name="Strong_20_Emphasis">GET</text:span> <text:span text:style-name="Source_20_Text">/api/books/{id}</text:span>: Get details of a specific book</text:p>
            </text:list-item>
            <text:list-item>
              <text:p text:style-name="P6"><text:span text:style-name="Strong_20_Emphasis">PUT</text:span> <text:span text:style-name="Source_20_Text">/api/books/{id}</text:span> (Admin Only): Update details of a specific book</text:p>
            </text:list-item>
            <text:list-item>
              <text:p text:style-name="P6"><text:span text:style-name="Strong_20_Emphasis">DELETE</text:span> <text:span text:style-name="Source_20_Text">/api/books/{id}</text:span> (Admin Only): Delete a specific book</text:p>
            </text:list-item>
          </text:list>
        </text:list-item>
        <text:list-item>
          <text:p text:style-name="P5"><text:span text:style-name="Strong_20_Emphasis">Search and Filter</text:span></text:p>
          <text:list>
            <text:list-item>
              <text:p text:style-name="P6"><text:span text:style-name="Strong_20_Emphasis">GET</text:span> <text:span text:style-name="Source_20_Text">/api/books/search?title={title}</text:span>: Search books by title</text:p>
            </text:list-item>
            <text:list-item>
              <text:p text:style-name="P5"><text:span text:style-name="Strong_20_Emphasis">GET</text:span> <text:span text:style-name="Source_20_Text">/api/books/filter?genre={genre}</text:span>: Filter books by genre</text:p>
            </text:list-item>
          </text:list>
        </text:list-item>
      </text:list>
      <text:h text:style-name="Heading_20_4" text:outline-level="4"><text:span text:style-name="Strong_20_Emphasis">Steps to Build the Project</text:span></text:h>
      <text:list text:style-name="L4">
        <text:list-item>
          <text:p text:style-name="P8"><text:span text:style-name="Strong_20_Emphasis">Set up the environment</text:span>: Choose a framework (Flask, Express, Django, etc.) and set up your project with necessary packages for building REST APIs.</text:p>
        </text:list-item>
        <text:list-item>
          <text:p text:style-name="P8"><text:span text:style-name="Strong_20_Emphasis">Database setup</text:span>: Create a database with tables for users and books.</text:p>
        </text:list-item>
        <text:list-item>
          <text:p text:style-name="P8"><text:span text:style-name="Strong_20_Emphasis">User Authentication</text:span>: Implement JWT-based authentication and user registration/login endpoints.</text:p>
        </text:list-item>
        <text:list-item>
          <text:p text:style-name="P8"><text:span text:style-name="Strong_20_Emphasis">Build CRUD endpoints</text:span>: Create routes and controllers for creating, reading, updating, and deleting books.</text:p>
        </text:list-item>
        <text:list-item>
          <text:p text:style-name="P8"><text:span text:style-name="Strong_20_Emphasis">Search and filter logic</text:span>: Add the logic for searching and filtering books based on the query parameters.</text:p>
        </text:list-item>
        <text:list-item>
          <text:p text:style-name="P8"><text:span text:style-name="Strong_20_Emphasis">Testing</text:span>: Use Postman to test all the endpoints thoroughly.</text:p>
        </text:list-item>
        <text:list-item>
          <text:p text:style-name="P7"><text:span text:style-name="Strong_20_Emphasis">Deploy (Optional)</text:span>: Deploy your project to a cloud service like Heroku or AWS.</text:p>
        </text:list-item>
      </text:list>
      <text:h text:style-name="Heading_20_4" text:outline-level="4"><text:span text:style-name="Strong_20_Emphasis">Bonus Features</text:span></text:h>
      <text:list text:style-name="L5">
        <text:list-item>
          <text:p text:style-name="P10"><text:span text:style-name="Strong_20_Emphasis">User Reviews</text:span>: Add a review feature where users can leave ratings and reviews for books.</text:p>
        </text:list-item>
        <text:list-item>
          <text:p text:style-name="P10"><text:span text:style-name="Strong_20_Emphasis">Book Recommendations</text:span>: Implement a recommendation system using simple algorithms or user preferences.</text:p>
        </text:list-item>
        <text:list-item>
          <text:p text:style-name="P9"><text:span text:style-name="Strong_20_Emphasis">Analytics Dashboard</text:span>: Create a dashboard to display analytics like the most popular genres, highest-rated books, etc.</text:p>
        </text:list-item>
      </text:list>
      <text:h text:style-name="Heading_20_4" text:outline-level="4"><text:span text:style-name="Strong_20_Emphasis">Learning Outcomes</text:span></text:h>
      <text:list text:style-name="L6">
        <text:list-item>
          <text:p text:style-name="P12">Deep understanding of RESTful principles and HTTP methods.</text:p>
        </text:list-item>
        <text:list-item>
          <text:p text:style-name="P12">Experience with user authentication and JWT.</text:p>
        </text:list-item>
        <text:list-item>
          <text:p text:style-name="P12">Practice in building a scalable and maintainable backend architecture.</text:p>
        </text:list-item>
        <text:list-item>
          <text:p text:style-name="P12">Database management and writing SQL queries for creating and managing tables.</text:p>
        </text:list-item>
        <text:list-item>
          <text:p text:style-name="P11">Handling pagination, filtering, and security concerns in API development.</text:p>
        </text:list-item>
      </text:list>
      <text:p text:style-name="Text_20_body">This project will help you gain hands-on experience with REST APIs and understand their practical applications in web development. Would you like more details on any specific part of this proj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17:14:03.313972462</meta:creation-date>
    <dc:date>2024-10-30T17:14:32.510590373</dc:date>
    <meta:editing-duration>PT29S</meta:editing-duration>
    <meta:editing-cycles>1</meta:editing-cycles>
    <meta:document-statistic meta:table-count="0" meta:image-count="0" meta:object-count="0" meta:page-count="2" meta:paragraph-count="58" meta:word-count="569" meta:character-count="3560" meta:non-whitespace-character-count="3097"/>
    <meta:generator>LibreOffice/24.2.6.2$Linux_X86_64 LibreOffice_project/420$Build-2</meta:generator>
  </office:meta>
</office:document-meta>
</file>